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c7622" officeooo:paragraph-rsid="001c7622"/>
    </style:style>
    <style:style style:name="P2" style:family="paragraph" style:parent-style-name="Standard" style:list-style-name="L1">
      <style:text-properties officeooo:rsid="001c7622" officeooo:paragraph-rsid="001c7622"/>
    </style:style>
    <style:style style:name="P3" style:family="paragraph" style:parent-style-name="Standard" style:list-style-name="L2">
      <style:text-properties officeooo:rsid="001c7622" officeooo:paragraph-rsid="001c7622"/>
    </style:style>
    <style:style style:name="P4" style:family="paragraph" style:parent-style-name="Standard" style:list-style-name="L3">
      <style:text-properties officeooo:rsid="001c7622" officeooo:paragraph-rsid="001c7622"/>
    </style:style>
    <style:style style:name="P5" style:family="paragraph" style:parent-style-name="Standard" style:list-style-name="L4">
      <style:text-properties officeooo:rsid="001c7622" officeooo:paragraph-rsid="001c7622"/>
    </style:style>
    <style:style style:name="P6" style:family="paragraph" style:parent-style-name="Text_20_body" style:list-style-name="L4">
      <style:text-properties officeooo:rsid="001c7622" officeooo:paragraph-rsid="001f491f"/>
    </style:style>
    <style:style style:name="P7" style:family="paragraph" style:parent-style-name="Standard" style:list-style-name="L5">
      <style:text-properties officeooo:rsid="001c7622" officeooo:paragraph-rsid="001c7622"/>
    </style:style>
    <style:style style:name="P8" style:family="paragraph" style:parent-style-name="Standard" style:list-style-name="L6">
      <style:text-properties officeooo:rsid="001c7622" officeooo:paragraph-rsid="001c7622"/>
    </style:style>
    <style:style style:name="P9" style:family="paragraph" style:parent-style-name="Standard">
      <style:text-properties officeooo:rsid="001e1ee5" officeooo:paragraph-rsid="001e1ee5"/>
    </style:style>
    <style:style style:name="P10" style:family="paragraph" style:parent-style-name="Standard" style:list-style-name="L7">
      <style:text-properties officeooo:rsid="001e1ee5" officeooo:paragraph-rsid="001e1ee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exto del proyecto</text:p>
      <text:p text:style-name="P1"/>
      <text:p text:style-name="P1">Estás construyendo una app para que los usuarios (autores) puedan registrar y gestionar información sobre sus propios libros. El sistema debe contar con autenticació, gestión de libros y buenas prácticas de desarrollo.</text:p>
      <text:p text:style-name="P1"/>
      <text:p text:style-name="P1">Requisitos funcionales</text:p>
      <text:p text:style-name="P1"/>
      <text:p text:style-name="P1">Autenticación</text:p>
      <text:p text:style-name="P1"/>
      <text:list text:style-name="L1">
        <text:list-item>
          <text:p text:style-name="P2">Registro de usuario</text:p>
        </text:list-item>
        <text:list-item>
          <text:p text:style-name="P2">inicio de sesión con JWT</text:p>
        </text:list-item>
        <text:list-item>
          <text:p text:style-name="P2">Acceso a funciones solo con un token válido</text:p>
        </text:list-item>
      </text:list>
      <text:p text:style-name="P1"/>
      <text:p text:style-name="P1">Gestión de libros</text:p>
      <text:p text:style-name="P1"/>
      <text:p text:style-name="P1">Cada usuario puede registrar, modificar y consultar solo sus libros:</text:p>
      <text:p text:style-name="P1"/>
      <text:list text:style-name="L2">
        <text:list-item>
          <text:p text:style-name="P3">Crear nuevos libros</text:p>
        </text:list-item>
        <text:list-item>
          <text:p text:style-name="P3">Editar información de sus libros</text:p>
        </text:list-item>
        <text:list-item>
          <text:p text:style-name="P3">Eliminar un libro por su ISBN</text:p>
        </text:list-item>
        <text:list-item>
          <text:p text:style-name="P3">Listar todos sus libros registrados</text:p>
        </text:list-item>
        <text:list-item>
          <text:p text:style-name="P3">Buscar un libro específico por su ISBN</text:p>
        </text:list-item>
      </text:list>
      <text:p text:style-name="P1"/>
      <text:p text:style-name="P1">Campos del libro:</text:p>
      <text:p text:style-name="P1"/>
      <text:list text:style-name="L3">
        <text:list-item>
          <text:p text:style-name="P4">ISBN (único)</text:p>
        </text:list-item>
        <text:list-item>
          <text:p text:style-name="P4">Título</text:p>
        </text:list-item>
        <text:list-item>
          <text:p text:style-name="P4">Género</text:p>
        </text:list-item>
        <text:list-item>
          <text:p text:style-name="P4">Fecha de publicación</text:p>
        </text:list-item>
        <text:list-item>
          <text:p text:style-name="P4">Sinopsis</text:p>
        </text:list-item>
        <text:list-item>
          <text:p text:style-name="P4">Fecha de creación</text:p>
        </text:list-item>
        <text:list-item>
          <text:p text:style-name="P4">ID del usuario que lo registró (relación)</text:p>
        </text:list-item>
      </text:list>
      <text:p text:style-name="P1"/>
      <text:p text:style-name="P1">Requisitos Técnicos</text:p>
      <text:p text:style-name="P1"/>
      <text:p text:style-name="P1">Backend en Spring Boot</text:p>
      <text:p text:style-name="P1"/>
      <text:list text:style-name="L4">
        <text:list-item>
          <text:p text:style-name="P5">API REST origanizada</text:p>
        </text:list-item>
        <text:list-item>
          <text:p text:style-name="P5">Autenticación con JWT (Spring Security)</text:p>
        </text:list-item>
        <text:list-item>
          <text:p text:style-name="P5">Entidades: User, y Book con relación uno a muchos</text:p>
        </text:list-item>
        <text:list-item>
          <text:p text:style-name="P6">Conexión con SQL Server usando JPA/Hibernate</text:p>
        </text:list-item>
        <text:list-item>
          <text:p text:style-name="P6">Validaciones de datos</text:p>
        </text:list-item>
        <text:list-item>
          <text:p text:style-name="P5">Manejo adecuado de errores con mensajes amigables</text:p>
        </text:list-item>
      </text:list>
      <text:p text:style-name="P1"/>
      <text:p text:style-name="P1">Frontend (React)</text:p>
      <text:p text:style-name="P1"/>
      <text:list text:style-name="L5">
        <text:list-item>
          <text:p text:style-name="P7"><text:soft-page-break/>Registro e inicio de sesión</text:p>
        </text:list-item>
        <text:list-item>
          <text:p text:style-name="P7">Panalla para gestionar libros</text:p>
          <text:list>
            <text:list-item>
              <text:p text:style-name="P7">Listar, agregar, editar, eliminar</text:p>
            </text:list-item>
          </text:list>
        </text:list-item>
      </text:list>
      <text:p text:style-name="P1"/>
      <text:list text:continue-numbering="true" text:style-name="L5">
        <text:list-item>
          <text:p text:style-name="P7">Formularios con validfaciones (React)</text:p>
        </text:list-item>
        <text:list-item>
          <text:p text:style-name="P7">Almacenamiento del token JWT y protección de rutas</text:p>
        </text:list-item>
        <text:list-item>
          <text:p text:style-name="P7">Uso de axios o fetch para consumir API</text:p>
        </text:list-item>
      </text:list>
      <text:p text:style-name="P1"/>
      <text:p text:style-name="P1">Base de Datos (SQL Server)</text:p>
      <text:p text:style-name="P1"/>
      <text:list text:style-name="L6">
        <text:list-item>
          <text:p text:style-name="P8">Script SQL para:</text:p>
          <text:list>
            <text:list-item>
              <text:p text:style-name="P8">Crear tablas users y books</text:p>
            </text:list-item>
          </text:list>
        </text:list-item>
        <text:list-item>
          <text:p text:style-name="P8">Opcional: Usuario demo con algunos libros precargados.</text:p>
        </text:list-item>
      </text:list>
      <text:p text:style-name="P1"/>
      <text:p text:style-name="P9">Plus (Opcional)</text:p>
      <text:p text:style-name="P9"/>
      <text:list text:style-name="L7">
        <text:list-item>
          <text:p text:style-name="P10">Simulación de subida de portada del libro (campo imagen, no funcional)</text:p>
        </text:list-item>
        <text:list-item>
          <text:p text:style-name="P10">Responsive design</text:p>
        </text:list-item>
        <text:list-item>
          <text:p text:style-name="P10">Paginación y filtros (por género o año de publicación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8T03:39:00.098858481</meta:creation-date>
    <dc:date>2025-05-28T04:41:51.796875732</dc:date>
    <meta:editing-duration>PT52M3S</meta:editing-duration>
    <meta:editing-cycles>3</meta:editing-cycles>
    <meta:generator>LibreOffice/24.8.6.2$Linux_X86_64 LibreOffice_project/480$Build-2</meta:generator>
    <meta:document-statistic meta:table-count="0" meta:image-count="0" meta:object-count="0" meta:page-count="2" meta:paragraph-count="45" meta:word-count="265" meta:character-count="1529" meta:non-whitespace-character-count="1342"/>
  </office:meta>
</office:document-meta>
</file>